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cffcc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-color="#ccff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25cm" svg:stroke-color="#c0c0c0" draw:marker-start-width="0.339cm" draw:marker-end-width="0.339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c0c0c0" draw:marker-start-width="0.339cm" draw:marker-end-width="0.339cm" draw:stroke-linejoin="round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_20__28_var_29_" svg:stroke-width="0.014cm" draw:marker-start-width="0.321cm" draw:marker-end-width="0.321cm" draw:textarea-horizontal-align="center" draw:textarea-vertical-align="middle" fo:padding-top="0.132cm" fo:padding-bottom="0.132cm" fo:padding-left="0.257cm" fo:padding-right="0.257cm"/>
    </style:style>
    <style:style style:name="gr9" style:family="graphic" style:parent-style-name="standard">
      <style:graphic-properties svg:stroke-width="0.014cm" svg:stroke-color="#c0c0c0" draw:marker-start="Dimension_20_Lines" draw:marker-start-width="0.321cm" draw:marker-end="Dimension_20_Lines" draw:marker-end-width="0.321cm" draw:textarea-horizontal-align="center" draw:textarea-vertical-align="middle" fo:padding-top="0.132cm" fo:padding-bottom="0.132cm" fo:padding-left="0.257cm" fo:padding-right="0.25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color="#000000" fo:font-family="Arial" style:font-style-name="Normal" style:font-family-generic="swiss" style:font-pitch="variable" fo:font-size="20pt" fo:text-shadow="none" style:font-size-asian="24pt" style:font-size-complex="24pt"/>
    </style:style>
    <style:style style:name="P2" style:family="paragraph">
      <style:paragraph-properties fo:margin-left="0cm" fo:margin-right="0cm" fo:text-indent="0cm"/>
      <style:text-properties fo:text-shadow="none"/>
    </style:style>
    <style:style style:name="P3" style:family="paragraph">
      <style:paragraph-properties fo:margin-left="0cm" fo:margin-right="0cm" fo:text-align="center" fo:text-indent="0cm"/>
      <style:text-properties fo:color="#000000" fo:font-family="Arial" style:font-family-generic="swiss" style:font-pitch="variable" fo:font-size="20pt" fo:text-shadow="none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fo:text-shadow="non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Arial" style:font-family-generic="swiss" style:font-pitch="variable" fo:font-size="20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font-family="Arial" style:font-family-generic="swiss" style:font-pitch="variable" fo:font-size="20pt"/>
    </style:style>
    <style:style style:name="P9" style:family="paragraph">
      <style:paragraph-properties fo:text-align="center"/>
      <style:text-properties fo:text-shadow="none"/>
    </style:style>
    <style:style style:name="P10" style:family="paragraph">
      <style:paragraph-properties fo:margin-left="0cm" fo:margin-right="0cm" fo:text-align="center" fo:text-indent="0cm"/>
      <style:text-properties style:text-position="super 100%" fo:font-family="Arial" style:font-family-generic="swiss" style:font-pitch="variable" fo:font-size="20pt" fo:text-shadow="none"/>
    </style:style>
    <style:style style:name="P11" style:family="paragraph">
      <style:paragraph-properties fo:margin-left="0cm" fo:margin-right="0cm" fo:text-align="center" fo:text-indent="0cm"/>
      <style:text-properties style:text-position="super 100%" fo:text-shadow="none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color="#000000" fo:font-family="Arial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color="#000000" style:text-position="sub 70%" fo:font-family="Arial" style:font-style-name="Normal" style:font-family-generic="swiss" style:font-pitch="variable" fo:font-size="20pt" style:font-size-asian="24pt" style:font-size-complex="24pt"/>
    </style:style>
    <style:style style:name="T3" style:family="text">
      <style:text-properties fo:font-family="Arial" style:font-family-generic="swiss" style:font-pitch="variable" fo:font-size="20pt"/>
    </style:style>
    <style:style style:name="T4" style:family="text">
      <style:text-properties style:text-position="super 100%" fo:font-family="Arial" style:font-family-generic="swiss" style:font-pitch="variable" fo:font-size="20pt"/>
    </style:style>
    <style:style style:name="T5" style:family="text">
      <style:text-properties fo:font-family="Arial" style:font-family-generic="swiss" style:font-pitch="variable" fo:font-size="2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id="id5" draw:layer="layout" svg:width="11.479cm" svg:height="1.499cm" svg:x="10.502cm" svg:y="3.003cm">
          <draw:glue-point draw:id="4" svg:x="5cm" svg:y="5.003cm"/>
          <draw:glue-point draw:id="5" svg:x="-5cm" svg:y="5.003cm"/>
          <draw:glue-point draw:id="6" svg:x="-4.999cm" svg:y="5.003cm"/>
          <draw:glue-point draw:id="7" svg:x="5cm" svg:y="5.003cm"/>
          <draw:glue-point draw:id="8" svg:x="1.325cm" svg:y="5.003cm"/>
          <text:p text:style-name="P5"/>
        </draw:rect>
        <draw:rect draw:style-name="gr2" draw:text-style-name="P3" draw:id="id2" draw:layer="layout" svg:width="10.245cm" svg:height="1.499cm" svg:x="10.302cm" svg:y="8.202cm">
          <draw:glue-point draw:id="4" svg:x="2.087cm" svg:y="-4.996cm"/>
          <draw:glue-point draw:id="5" svg:x="5cm" svg:y="-4.996cm"/>
          <draw:glue-point draw:id="6" svg:x="-4.97cm" svg:y="-4.996cm"/>
          <text:p text:style-name="P2"><text:span text:style-name="T1">S</text:span><text:span text:style-name="T2">1</text:span></text:p>
        </draw:rect>
        <draw:rect draw:style-name="gr2" draw:text-style-name="P3" draw:id="id4" draw:layer="layout" svg:width="1.305cm" svg:height="1.499cm" svg:x="20.947cm" svg:y="8.201cm">
          <draw:glue-point draw:id="4" svg:x="-4.996cm" svg:y="-4.996cm"/>
          <draw:glue-point draw:id="5" svg:x="5.003cm" svg:y="-4.996cm"/>
          <draw:glue-point draw:id="6" svg:x="-4.988cm" svg:y="-4.983cm"/>
          <text:p text:style-name="P2"><text:span text:style-name="T1">S</text:span><text:span text:style-name="T2">2</text:span></text:p>
        </draw:rect>
        <draw:rect draw:style-name="gr3" draw:text-style-name="P1" draw:id="id1" draw:layer="layout" svg:width="7.26cm" svg:height="1.499cm" svg:x="9.902cm" svg:y="6.103cm">
          <draw:glue-point draw:id="4" svg:x="5cm" svg:y="5.003cm"/>
          <draw:glue-point draw:id="5" svg:x="-5cm" svg:y="5.003cm"/>
          <draw:glue-point draw:id="6" svg:x="5cm" svg:y="-4.996cm"/>
          <draw:glue-point draw:id="7" svg:x="-5cm" svg:y="-4.996cm"/>
          <text:p text:style-name="P2"><text:span text:style-name="T1">R</text:span><text:span text:style-name="T2">1</text:span></text:p>
        </draw:rect>
        <draw:rect draw:style-name="gr4" draw:text-style-name="P4" draw:id="id3" draw:layer="layout" svg:width="4.29cm" svg:height="1.499cm" svg:x="18.302cm" svg:y="6.103cm">
          <draw:glue-point draw:id="4" svg:x="-5cm" svg:y="5.003cm"/>
          <draw:glue-point draw:id="5" svg:x="1.951cm" svg:y="5.003cm"/>
          <draw:glue-point draw:id="6" svg:x="-4.993cm" svg:y="5.003cm"/>
          <draw:glue-point draw:id="7" svg:x="5cm" svg:y="5.003cm"/>
          <draw:glue-point draw:id="8" svg:x="-5cm" svg:y="-4.996cm"/>
          <draw:glue-point draw:id="9" svg:x="5cm" svg:y="-4.996cm"/>
          <text:p text:style-name="P2"><text:span text:style-name="T1">R</text:span><text:span text:style-name="T2">2</text:span></text:p>
        </draw:rect>
        <draw:frame draw:style-name="gr5" draw:text-style-name="P6" draw:layer="layout" svg:width="4.634cm" svg:height="1.745cm" svg:x="4.902cm" svg:y="5.598cm">
          <draw:text-box>
            <text:p text:style-name="P5"><text:span text:style-name="T3">TLS Records</text:span></text:p>
          </draw:text-box>
        </draw:frame>
        <draw:frame draw:style-name="gr5" draw:text-style-name="P8" draw:layer="layout" svg:width="5.294cm" svg:height="1.745cm" svg:x="4.203cm" svg:y="7.799cm">
          <draw:text-box>
            <text:p text:style-name="P7"><text:span text:style-name="T3">TCP Segments</text:span></text:p>
          </draw:text-box>
        </draw:frame>
        <draw:connector draw:style-name="gr6" draw:text-style-name="P9" draw:layer="layout" draw:type="line" svg:x1="9.902cm" svg:y1="7.601cm" svg:x2="10.333cm" svg:y2="8.203cm" draw:start-shape="id1" draw:start-glue-point="5" draw:end-shape="id2" draw:end-glue-point="6">
          <text:p text:style-name="P5"/>
        </draw:connector>
        <draw:connector draw:style-name="gr6" draw:text-style-name="P9" draw:layer="layout" draw:type="line" svg:x1="17.162cm" svg:y1="7.601cm" svg:x2="17.562cm" svg:y2="8.203cm" draw:start-shape="id1" draw:start-glue-point="4" draw:end-shape="id2" draw:end-glue-point="4">
          <text:p text:style-name="P5"/>
        </draw:connector>
        <draw:connector draw:style-name="gr6" draw:text-style-name="P9" draw:layer="layout" draw:type="line" svg:x1="18.302cm" svg:y1="7.601cm" svg:x2="17.562cm" svg:y2="8.203cm" draw:start-shape="id3" draw:start-glue-point="4" draw:end-shape="id2" draw:end-glue-point="4">
          <text:p text:style-name="P5"/>
        </draw:connector>
        <draw:connector draw:style-name="gr6" draw:text-style-name="P9" draw:layer="layout" draw:type="line" svg:x1="21.283cm" svg:y1="7.601cm" svg:x2="20.546cm" svg:y2="8.203cm" draw:start-shape="id3" draw:start-glue-point="5" draw:end-shape="id2" draw:end-glue-point="5">
          <text:p text:style-name="P5"/>
        </draw:connector>
        <draw:connector draw:style-name="gr6" draw:text-style-name="P9" draw:layer="layout" draw:type="line" svg:x1="21.283cm" svg:y1="7.601cm" svg:x2="20.948cm" svg:y2="8.202cm" draw:start-shape="id3" draw:start-glue-point="5" draw:end-shape="id4" draw:end-glue-point="4">
          <text:p text:style-name="P5"/>
        </draw:connector>
        <draw:connector draw:style-name="gr7" draw:text-style-name="P9" draw:layer="layout" draw:type="line" svg:x1="22.592cm" svg:y1="7.601cm" svg:x2="22.251cm" svg:y2="8.202cm" draw:start-shape="id3" draw:start-glue-point="7" draw:end-shape="id4" draw:end-glue-point="5">
          <text:p text:style-name="P5"/>
        </draw:connector>
        <draw:line draw:style-name="gr8" draw:text-style-name="P9" draw:layer="layout" svg:x1="21.283cm" svg:y1="7.033cm" svg:x2="21.283cm" svg:y2="7.602cm">
          <text:p text:style-name="P5"/>
        </draw:line>
        <draw:line draw:style-name="gr9" draw:text-style-name="P10" draw:layer="layout" svg:x1="9.903cm" svg:y1="5.603cm" svg:x2="17.163cm" svg:y2="5.603cm">
          <text:p text:style-name="P4"><text:span text:style-name="T4">1024</text:span></text:p>
        </draw:line>
        <draw:line draw:style-name="gr9" draw:text-style-name="P11" draw:layer="layout" svg:x1="18.302cm" svg:y1="5.603cm" svg:x2="22.592cm" svg:y2="5.603cm">
          <text:p text:style-name="P4"><text:span text:style-name="T3">603</text:span></text:p>
        </draw:line>
        <draw:line draw:style-name="gr9" draw:text-style-name="P11" draw:layer="layout" svg:x1="10.301cm" svg:y1="10.303cm" svg:x2="20.546cm" svg:y2="10.303cm">
          <text:p text:style-name="P4"><text:span text:style-name="T5">1452</text:span></text:p>
        </draw:line>
        <draw:line draw:style-name="gr9" draw:text-style-name="P11" draw:layer="layout" svg:x1="20.772cm" svg:y1="10.305cm" svg:x2="22.43cm" svg:y2="10.305cm">
          <text:p text:style-name="P4"><text:span text:style-name="T3">185</text:span></text:p>
        </draw:line>
        <draw:line draw:style-name="gr9" draw:text-style-name="P10" draw:layer="layout" svg:x1="10.502cm" svg:y1="2.503cm" svg:x2="21.981cm" svg:y2="2.503cm">
          <text:p text:style-name="P4"><text:span text:style-name="T4">1627</text:span></text:p>
        </draw:line>
        <draw:frame draw:style-name="gr5" draw:text-style-name="P6" draw:layer="layout" svg:width="7.157cm" svg:height="1.745cm" svg:x="2.402cm" svg:y="2.399cm">
          <draw:text-box>
            <text:p text:style-name="P5"><text:span text:style-name="T3">Handshake Message</text:span></text:p>
          </draw:text-box>
        </draw:frame>
        <draw:connector draw:style-name="gr6" draw:text-style-name="P9" draw:layer="layout" draw:type="line" svg:x1="17.761cm" svg:y1="4.501cm" svg:x2="17.162cm" svg:y2="6.104cm" draw:start-shape="id5" draw:start-glue-point="8" draw:end-shape="id1" draw:end-glue-point="6">
          <text:p text:style-name="P5"/>
        </draw:connector>
        <draw:connector draw:style-name="gr6" draw:text-style-name="P9" draw:layer="layout" draw:type="line" svg:x1="10.502cm" svg:y1="4.501cm" svg:x2="9.902cm" svg:y2="6.104cm" draw:start-shape="id5" draw:start-glue-point="5" draw:end-shape="id1" draw:end-glue-point="7">
          <text:p text:style-name="P5"/>
        </draw:connector>
        <draw:connector draw:style-name="gr6" draw:text-style-name="P9" draw:layer="layout" draw:type="line" svg:x1="17.761cm" svg:y1="4.501cm" svg:x2="18.302cm" svg:y2="6.104cm" draw:start-shape="id5" draw:start-glue-point="8" draw:end-shape="id3" draw:end-glue-point="8">
          <text:p text:style-name="P5"/>
        </draw:connector>
        <draw:connector draw:style-name="gr6" draw:text-style-name="P9" draw:layer="layout" draw:type="line" svg:x1="21.98cm" svg:y1="4.501cm" svg:x2="22.592cm" svg:y2="6.104cm" draw:start-shape="id5" draw:start-glue-point="4" draw:end-shape="id3" draw:end-glue-point="9">
          <text:p text:style-name="P5"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bottom" fo:padding-top="0.476cm" fo:padding-bottom="0.476cm" fo:padding-left="0.25cm" fo:padding-right="0.25cm" draw:shadow="hidden" draw:shadow-offset-x="0.3cm" draw:shadow-offset-y="0.3cm" draw:shadow-color="#808080" draw:measure-vertical-align="abov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18cm" draw:marker-start="Dimension_20_Lines" draw:marker-start-width="0.229cm" draw:marker-end="Dimension_20_Lines" draw:marker-end-width="0.229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Eliezio Oliveira</meta:initial-creator>
    <meta:creation-date>2006-04-03T22:55:05</meta:creation-date>
    <dc:creator>Eliezio Oliveira</dc:creator>
    <dc:date>2006-04-06T14:44:43</dc:date>
    <dc:language>pt-BR</dc:language>
    <meta:editing-cycles>6</meta:editing-cycles>
    <meta:editing-duration>P1DT7H16M21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